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80000022BE8A17C9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1.377cm" svg:height="14.683cm" svg:x="3.312cm" svg:y="3.159cm">
          <draw:image xlink:href="Pictures/10000201000003280000022BE8A17C9B.png" xlink:type="simple" xlink:show="embed" xlink:actuate="onLoad">
            <text:p/>
          </draw:image>
        </draw:frame>
        <draw:custom-shape draw:style-name="gr2" draw:text-style-name="P1" xml:id="id2" draw:id="id2" draw:layer="controls" svg:width="0.7cm" svg:height="0.7cm" svg:x="11cm" svg:y="4.6cm">
          <text:p/>
          <draw:enhanced-geometry svg:viewBox="0 0 21600 21600" draw:type="rectangle" draw:enhanced-path="M 0 0 L 21600 0 21600 21600 0 21600 0 0 Z N"/>
        </draw:custom-shape>
        <draw:frame draw:style-name="gr3" xml:id="id1" draw:id="id1" draw:layer="controls" svg:width="12.376cm" svg:height="1.013cm" svg:x="12cm" svg:y="1.9cm">
          <draw:text-box>
            <text:p>❶[自動スペルチェック]ボタンをクリック</text:p>
          </draw:text-box>
        </draw:frame>
        <draw:connector draw:style-name="gr4" draw:text-style-name="P1" draw:layer="controls" svg:x1="12cm" svg:y1="2.406cm" svg:x2="11.35cm" svg:y2="4.6cm" draw:start-shape="id1" draw:start-glue-point="3" draw:end-shape="id2" draw:end-glue-point="0" svg:d="M12000 2406h-650v2194" svg:viewBox="0 0 651 2195">
          <text:p/>
        </draw:connector>
        <draw:custom-shape draw:style-name="gr2" draw:text-style-name="P1" xml:id="id3" draw:id="id3" draw:layer="controls" svg:width="0.7cm" svg:height="0.7cm" svg:x="10.3cm" svg:y="4.6cm">
          <text:p/>
          <draw:enhanced-geometry svg:viewBox="0 0 21600 21600" draw:type="rectangle" draw:enhanced-path="M 0 0 L 21600 0 21600 21600 0 21600 0 0 Z N"/>
        </draw:custom-shape>
        <draw:frame draw:style-name="gr3" xml:id="id4" draw:id="id4" draw:layer="controls" svg:width="9.98cm" svg:height="1.648cm" svg:x="11.62cm" svg:y="7.452cm">
          <draw:text-box>
            <text:p>手動でスペルチェックをするには</text:p>
            <text:p>[スペルと文法]ボタンを押す</text:p>
          </draw:text-box>
        </draw:frame>
        <draw:connector draw:style-name="gr4" draw:text-style-name="P1" draw:layer="controls" svg:x1="10.65cm" svg:y1="5.3cm" svg:x2="11.62cm" svg:y2="8.276cm" draw:start-shape="id3" draw:start-glue-point="2" draw:end-shape="id4" draw:end-glue-point="3" svg:d="M10650 5300v2976h970" svg:viewBox="0 0 971 29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12:39:52.970643736</meta:creation-date>
    <meta:editing-duration>PT45M28S</meta:editing-duration>
    <meta:editing-cycles>3</meta:editing-cycles>
    <meta:generator>LibreOffice/4.3.3.2$Linux_X86_64 LibreOffice_project/430m0$Build-2</meta:generator>
    <dc:title>screenshot-template</dc:title>
    <meta:initial-creator>NOGATA Jun</meta:initial-creator>
    <dc:date>2014-11-20T13:25:21.307100816</dc:date>
    <dc:creator>NOGATA Jun</dc:creator>
    <meta:document-statistic meta:object-count="7"/>
    <meta:template xlink:type="simple" xlink:actuate="onRequest" xlink:title="screenshot-template" xlink:href="../../../../.config/libreoffice/4/user/template/screenshot-template.otg" meta:date="2014-11-20T12:39:52.798635571"/>
  </office:meta>
</office:document-meta>
</file>